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326" officeooo:paragraph-rsid="00182326"/>
    </style:style>
    <style:style style:name="P2" style:family="paragraph" style:parent-style-name="Standard">
      <style:text-properties fo:font-size="14pt" officeooo:rsid="00182326" officeooo:paragraph-rsid="00182326" style:font-size-asian="14pt" style:font-size-complex="14pt"/>
    </style:style>
    <style:style style:name="P3" style:family="paragraph" style:parent-style-name="Standard">
      <style:text-properties fo:font-size="14pt" fo:font-weight="bold" officeooo:rsid="00182326" officeooo:paragraph-rsid="00182326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82326" officeooo:paragraph-rsid="0018232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ertain places- <text:span text:style-name="T1">these need to exist</text:span></text:p>
      <text:p text:style-name="P1"/>
      <text:p text:style-name="P4">Bloodrunner's Silent Grove- </text:p>
      <text:p text:style-name="P1">A shadowy clearing in the forest the is carpeted in soft moss with ancient </text:p>
      <text:p text:style-name="P1">stones arranged to sit on during gatherings. Some of the trees are hung with one </text:p>
      <text:p text:style-name="P1">or two decorations- ribbons, beads, feathers. </text:p>
      <text:p text:style-name="P1">The Bloodrunners are hunters and gatherers with a reverence for nature. They tend </text:p>
      <text:p text:style-name="P1">to be the most 'tribal' of the families. </text:p>
      <text:p text:style-name="P1"/>
      <text:p text:style-name="P4">Coppertail's forge/workshop- </text:p>
      <text:p text:style-name="P1">The complete opposite of the Bloodrunners. The Coppertails have a respect for </text:p>
      <text:p text:style-name="P1">nature too but are more concerned with how it can be harnessed. Their forge and </text:p>
      <text:p text:style-name="P1">main workshop is a cobbled together construction extending out from one of the </text:p>
      <text:p text:style-name="P1">caves of the Riverwood Clan's central den. It is a mixture of heavy crude </text:p>
      <text:p text:style-name="P1">construction and refined engineering. The main artificial stricture is made from </text:p>
      <text:p text:style-name="P1">heavy logs strapped together with iron bands. Other parts that have been added on </text:p>
      <text:p text:style-name="P1">over the years are made from planks, joists and even stone and metal in places. </text:p>
      <text:p text:style-name="P1">The workshop is predominantly filled with workbenches used by the Coppertails to </text:p>
      <text:p text:style-name="P1">construct their various projects. The larger and heavier machinery is kept in </text:p>
      <text:p text:style-name="P1">the cave area and it is dominated by a huge ancient forge at the back. Its </text:p>
      <text:p text:style-name="P1">chimney is cut into the rock itself. The walls and ceiling of the workshop are a </text:p>
      <text:p text:style-name="P1">tangle of extractor pipes, rotating shafts (to power things with belts), tools, </text:p>
      <text:p text:style-name="P1">and interesting looking metal scraps. </text:p>
      <text:p text:style-name="P1"/>
      <text:p text:style-name="P4">Gildclaw's Enclave- </text:p>
      <text:p text:style-name="P1">The cave of Temesh Gildclaw is a combined trophy cabinet, diplomatic embassy and </text:p>
      <text:p text:style-name="P1">administrative office. It is decorated with lush fabrics in exotic colours. Fine </text:p>
      <text:p text:style-name="P1">rugs lay on the ground and the room is filled with a hazy yellow light from oil </text:p>
      <text:p text:style-name="P1">lanterns glittering off of many gold items. Temesh likes to display the gifts and </text:p>
      <text:p text:style-name="P1">treasures she has been given/won over the years as a way to emphasise her and her </text:p>
      <text:p text:style-name="P1">clans success. A large antique desk sits at the back of the cave/room, surrounded </text:p>
      <text:p text:style-name="P1">by shelves of ornaments. The main area of the room is filled with cushions and </text:p>
      <text:p text:style-name="P1">low tables for groups of Gildclaws to sit and meet. Possibly a few hookahs in the </text:p>
      <text:p text:style-name="P1">corners for the relaxation of gnolls that prefer the finer things in life. </text:p>
      <text:p text:style-name="P1"/>
      <text:p text:style-name="P4">Daggermaw's arena</text:p>
      <text:p text:style-name="P1">The remains of some open air temple or amphitheatre. Its origins are lost to </text:p>
      <text:p text:style-name="P1">time. It is a mostly circular depression of overgrown stone paving. The shattered </text:p>
      <text:p text:style-name="P1">remains of statues of some form emerge from the ground in places, barely </text:p>
      <text:p text:style-name="P1">recognisable through erosion and overgrowth. </text:p>
      <text:p text:style-name="P1">It is relatively brightly lit and is used by the Daggermaw's as a combat training </text:p>
      <text:p text:style-name="P1">arena. The hold their meetings and drills there too due to the amount of space </text:p>
      <text:p text:style-name="P1">and flat ground. There are always a few blood splatters on the stones from overly </text:p>
      <text:p text:style-name="P1">enthusiastic training. </text:p>
      <text:p text:style-name="P1"/>
      <text:p text:style-name="P4">Clan den grounds- </text:p>
      <text:p text:style-name="P1">The area out in front of the caves used as the den. It is used to hold </text:p>
      <text:p text:style-name="P1">ceremonies, to hang out and do outdoor work, party hard and act and a general </text:p>
      <text:p text:style-name="P1">open space within the walls of the clan compound. With its many and varied roles </text:p>
      <text:p text:style-name="P1">and much activity is it very worn bare earth, perhaps with rough stone flooring in </text:p>
      <text:p text:style-name="P1">places. There is a fire pit where huge fires are lit for big events. There are </text:p>
      <text:p text:style-name="P1">all kinds of barrels, crates, broken wood, and random rubbish scattered at the </text:p>
      <text:p text:style-name="P1"><text:soft-page-break/>edges. There are perhaps a number of things that can be seen in the background </text:p>
      <text:p text:style-name="P1">depending on the camera direction- The rough log walls surrounding the compound, </text:p>
      <text:p text:style-name="P1">the large gateway, the dens main cave entrance, the Coppertail forge out-</text:p>
      <text:p text:style-name="P1">buildings. Archery ranges, training dummies, other small sheds and tents. </text:p>
      <text:p text:style-name="P1">This scene is used for the comming-of-age ceremony at the start and as a general </text:p>
      <text:p text:style-name="P1">neutral gathering place. </text:p>
      <text:p text:style-name="P1"/>
      <text:p text:style-name="P2"><text:span text:style-name="T2">Speculative places-</text:span> some need to exist, pick</text:p>
      <text:p text:style-name="P1"/>
      <text:p text:style-name="P4">Ancient Monument- </text:p>
      <text:p text:style-name="P1">A mysterious and timeless stone monument. No one can remember who built it or </text:p>
      <text:p text:style-name="P1">what it was dedicated to. But everyone holds it in reverence and it is </text:p>
      <text:p text:style-name="P1">considered lucky to place a fresh flower on it in summer and light a candle on </text:p>
      <text:p text:style-name="P1">it in winter. It is in a clearing that strangely never needs to be maintained. </text:p>
      <text:p text:style-name="P1">The trees and shrubs always keep their distance. Nothing but a soft layer of </text:p>
      <text:p text:style-name="P1">mossy grass grows near it. </text:p>
      <text:p text:style-name="P1"/>
      <text:p text:style-name="P4">Forest path- </text:p>
      <text:p text:style-name="P1">A well used path through the Riverwood forest. It is commonly used by traders </text:p>
      <text:p text:style-name="P1">bringing caravans into the Barony. It is well worn and gravelly with the </text:p>
      <text:p text:style-name="P1">occasional milestone or sign post to show distance. The gnolls keep a watch from </text:p>
      <text:p text:style-name="P1">the distance for bandits and intruders they can attack and raid. </text:p>
      <text:p text:style-name="P1"/>
      <text:p text:style-name="P4">Relaxing river- </text:p>
      <text:p text:style-name="P1">A peaceful river running through the heart of the Riverwood forest. Its waters </text:p>
      <text:p text:style-name="P1">are always cool and refreshing in the summer heat. A small ford of mossy rocks </text:p>
      <text:p text:style-name="P1">marks the new crossing point made with the stones from the tumbled-down bridge </text:p>
      <text:p text:style-name="P1">that had collapsed in times gone by. </text:p>
      <text:p text:style-name="P1"/>
      <text:p text:style-name="P4">Dark caves- </text:p>
      <text:p text:style-name="P1">Strange and terrible caves that are hardly visited. They were never used by the </text:p>
      <text:p text:style-name="P1">clan because they are too far from fresh water and the road. They also just do </text:p>
      <text:p text:style-name="P1">not feel right. They make the hairs on the neck tingle and as you enter the </text:p>
      <text:p text:style-name="P1">darkness seems to suck at any light that is brought down there. Right at the </text:p>
      <text:p text:style-name="P1">bottom end of the caves are odd paintings on the walls. People fighting off </text:p>
      <text:p text:style-name="P1">many-headded beasts three, sometimes fore times as big. There are also bones in </text:p>
      <text:p text:style-name="P1">there too. The caves are long and winding and those who lose their way and their </text:p>
      <text:p text:style-name="P1">light sometimes never see light again. </text:p>
      <text:p text:style-name="P1"/>
      <text:p text:style-name="P4">Ruins- </text:p>
      <text:p text:style-name="P1">Old ruins buried deep in the darkest thickest parts of the forest. Rumour says </text:p>
      <text:p text:style-name="P1">it is the remains of a witches cottage that was burned to the ground or an old </text:p>
      <text:p text:style-name="P1">fort of the grand and fearsome Orc armies from times long ago. The truth is more </text:p>
      <text:p text:style-name="P1">likely that it is an old village that was abandoned long ago or destroyed by the </text:p>
      <text:p text:style-name="P1">savage gnoll clans that existed before the modern Riverwood Clan. </text:p>
      <text:p text:style-name="P1">It doesn't however explain why some of the architecture is particularly fine </text:p>
      <text:p text:style-name="P1">craft work, the sort you find on temples and cathedrals. Or why strange and </text:p>
      <text:p text:style-name="P1">complex and very very old machinery is occasionally dug up from there. </text:p>
      <text:p text:style-name="P1"/>
      <text:p text:style-name="P4">Village- </text:p>
      <text:p text:style-name="P1">The main village of the barony that the Riverwood forest is in. It is your </text:p>
      <text:p text:style-name="P1">typical fantasy/medieval village with a few stone buildings- a temple, a forge </text:p>
      <text:p text:style-name="P1"><text:soft-page-break/>and many wooden thatched buildings, and an inn. There is a village square where </text:p>
      <text:p text:style-name="P1">markets are held every week and where most of the important buildings can be </text:p>
      <text:p text:style-name="P1">seen. A fountain surrounded by benches sits at the centre. </text:p>
      <text:p text:style-name="P1"/>
      <text:p text:style-name="P4">Meadows- </text:p>
      <text:p text:style-name="P1">Pleasant meadows that stand between the Riverwood forest and the farmland used </text:p>
      <text:p text:style-name="P1">by the barony to bring wealth and food to its people. They are verdant and in </text:p>
      <text:p text:style-name="P1">spring and summer the sprout many small flowers and fill the air with natural </text:p>
      <text:p text:style-name="P1">perfume. </text:p>
      <text:p text:style-name="P1"/>
      <text:p text:style-name="P4">Overlook- </text:p>
      <text:p text:style-name="P1">Up on the high cliffs that surround the far end of Riverwood one can look out over </text:p>
      <text:p text:style-name="P1">the trees and see the rolling fields of the barony with the castle in the </text:p>
      <text:p text:style-name="P1">distance. Smoke rises at the edge of the tree line where the den is located. It is </text:p>
      <text:p text:style-name="P1">considered a site of strategic and romantic importance. And old tree stump is </text:p>
      <text:p text:style-name="P1">marked with claw marks of the many gnoll couples over the generations that </text:p>
      <text:p text:style-name="P1">had been the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02:40:38.553000000</meta:creation-date>
    <dc:date>2015-02-27T02:47:01.091000000</dc:date>
    <meta:editing-duration>PT6M23S</meta:editing-duration>
    <meta:editing-cycles>1</meta:editing-cycles>
    <meta:document-statistic meta:table-count="0" meta:image-count="0" meta:object-count="0" meta:page-count="3" meta:paragraph-count="107" meta:word-count="1225" meta:character-count="6951" meta:non-whitespace-character-count="5730"/>
    <meta:generator>LibreOffice/4.3.5.2$Windows_x86 LibreOffice_project/3a87456aaa6a95c63eea1c1b3201acedf0751bd5</meta:generator>
  </office:meta>
</office:document-meta>
</file>